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weight="bold" officeooo:paragraph-rsid="001f1ff6" style:font-weight-asian="bold" style:font-weight-complex="bold"/>
    </style:style>
    <style:style style:name="P2" style:family="paragraph" style:parent-style-name="Standard">
      <style:text-properties fo:font-weight="bold" officeooo:paragraph-rsid="001f1ff6" style:font-weight-asian="bold" style:font-weight-complex="bold"/>
    </style:style>
    <style:style style:name="P3" style:family="paragraph" style:parent-style-name="Standard">
      <style:text-properties fo:font-weight="bold" officeooo:rsid="000c85c5" officeooo:paragraph-rsid="001f1ff6" style:font-weight-asian="bold" style:font-weight-complex="bold"/>
    </style:style>
    <style:style style:name="P4" style:family="paragraph" style:parent-style-name="Standard">
      <style:text-properties officeooo:paragraph-rsid="001f1ff6"/>
    </style:style>
    <style:style style:name="P5" style:family="paragraph" style:parent-style-name="Standard">
      <style:text-properties fo:font-style="normal" fo:font-weight="bold" officeooo:rsid="0006ad2f" officeooo:paragraph-rsid="001f1ff6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paragraph-rsid="001f1ff6" style:font-weight-asian="normal" style:font-weight-complex="normal"/>
    </style:style>
    <style:style style:name="P7" style:family="paragraph" style:parent-style-name="Standard">
      <style:text-properties fo:font-weight="normal" officeooo:paragraph-rsid="001f1ff6" style:font-weight-asian="normal" style:font-weight-complex="normal"/>
    </style:style>
    <style:style style:name="P8" style:family="paragraph" style:parent-style-name="Standard">
      <style:text-properties fo:font-style="normal" fo:font-weight="normal" officeooo:rsid="0021a88e" officeooo:paragraph-rsid="001f1ff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21a88e" officeooo:paragraph-rsid="001f1ff6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5c0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06ad2f" style:font-weight-asian="bold" style:font-weight-complex="bold"/>
    </style:style>
    <style:style style:name="T5" style:family="text">
      <style:text-properties fo:font-weight="bold" officeooo:rsid="001f1ff6" style:font-weight-asian="bold" style:font-weight-complex="bold"/>
    </style:style>
    <style:style style:name="T6" style:family="text">
      <style:text-properties officeooo:rsid="001d9670"/>
    </style:style>
    <style:style style:name="T7" style:family="text">
      <style:text-properties officeooo:rsid="000b71c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aa5bf" style:font-weight-asian="normal" style:font-weight-complex="normal"/>
    </style:style>
    <style:style style:name="T10" style:family="text">
      <style:text-properties fo:font-weight="normal" officeooo:rsid="0021a88e" style:font-weight-asian="normal" style:font-weight-complex="normal"/>
    </style:style>
    <style:style style:name="T11" style:family="text">
      <style:text-properties fo:font-weight="normal" officeooo:rsid="001d9670" style:font-weight-asian="normal" style:font-weight-complex="normal"/>
    </style:style>
    <style:style style:name="T12" style:family="text">
      <style:text-properties fo:font-weight="normal" officeooo:rsid="0018d5c0" style:font-weight-asian="normal" style:font-weight-complex="normal"/>
    </style:style>
    <style:style style:name="T13" style:family="text">
      <style:text-properties fo:font-style="normal" fo:font-weight="bold" officeooo:rsid="0006ad2f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0aa5b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1a88e" style:font-style-asian="normal" style:font-weight-asian="normal" style:font-style-complex="normal" style:font-weight-complex="normal"/>
    </style:style>
    <style:style style:name="T16" style:family="text">
      <style:text-properties officeooo:rsid="00206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16">7</text:span></text:p>
      <text:p text:style-name="P4"><text:span text:style-name="T3">Тема</text:span><text:span text:style-name="T6">:</text:span> составление программ с функциями в IDE PyCharm Community.</text:p>
      <text:p text:style-name="P4"><text:span text:style-name="T1">Цел</text:span><text:span text:style-name="T2">ь</text:span><text:span text:style-name="T1">:</text:span><text:span text:style-name="T8">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span></text:p>
      <text:p text:style-name="P6"/>
      <text:p text:style-name="P4"><text:span text:style-name="T1">Постановка задачи </text:span><text:span text:style-name="T5">7</text:span><text:span text:style-name="T4">.1</text:span><text:span text:style-name="T8"> <text:s/></text:span><text:s/></text:p>
      <text:p text:style-name="Standard">Дан символ C, изображающий цифру или букву (латинскую или русскую). Если C<text:line-break/>изображает цифру, то вывести строку «digit», если латинскую букву — вывести<text:line-break/>строку «lat», если русскую — вывести строку «rus».</text:p>
      <text:p text:style-name="P5">Тип алгоритма: <text:span text:style-name="T9">линейный</text:span><text:span text:style-name="T10">.</text:span></text:p>
      <text:p text:style-name="P8"/>
      <text:p text:style-name="P9">Текст программы:</text:p>
      <text:p text:style-name="Standard">#Дан символ C, изображающий цифру или букву (латинскую или русскую). Если C<text:line-break/>#изображает цифру, то вывести строку «digit», если латинскую букву — вывести<text:line-break/>#строку «lat», если русскую — вывести строку «rus».<text:line-break/>def check_char_type(char):<text:line-break/> <text:s text:c="3"/>if char.isdigit():<text:line-break/> <text:s text:c="7"/>return "digit"<text:line-break/> <text:s text:c="3"/>elif char.isalpha():<text:line-break/> <text:s text:c="7"/>if 'a' &lt;= char &lt;= 'z' or 'A' &lt;= char &lt;= 'Z':<text:line-break/> <text:s text:c="11"/>return "lat"<text:line-break/> <text:s text:c="7"/>else:<text:line-break/> <text:s text:c="11"/>return "rus"<text:line-break/> <text:s text:c="3"/>else:<text:line-break/> <text:s text:c="7"/>return "Не буквы и не цифры"<text:line-break/>char= '12'<text:line-break/>result = check_char_type(char)<text:line-break/>print("Результат: ", result)</text:p>
      <text:p text:style-name="Standard"/>
      <text:p text:style-name="P2">Протокол работы программы:</text:p>
      <text:p text:style-name="P6">Результат: <text:s/>digit</text:p>
      <text:p text:style-name="P6"/>
      <text:p text:style-name="P6"><text:span text:style-name="T1">Постановка задачи </text:span><text:span text:style-name="T5">7</text:span><text:span text:style-name="T4">.</text:span><text:span text:style-name="T5">2</text:span></text:p>
      <text:p text:style-name="Standard"><text:s/>Дана строка-предложение на русском языке. Зашифровать ее, выполнив циклическую замену каждой буквы на следующую за ней в алфавите и сохранив при<text:line-break/>этом регистр букв («А» перейдет в «Б», «а» — в «б», «Б» — в «В», «я» — в «а» и т.<text:line-break/>д.). Букву «ё» в алфавите не учитывать («е» должна переходить в «ж»). Знаки<text:line-break/>препинания и пробелы не изменять.</text:p>
      <text:p text:style-name="P4"><text:s text:c="2"/><text:span text:style-name="T13">Тип алгоритма: </text:span><text:span text:style-name="T14">линейный</text:span><text:span text:style-name="T15">.</text:span></text:p>
      <text:p text:style-name="P4"/>
      <text:p text:style-name="P9">Текст программы:</text:p>
      <text:p text:style-name="Standard"># Дана строка-предложение на русском языке. Зашифровать ее, выполнив<text:line-break/># циклическую замену каждой буквы на следующую за ней в алфавите и сохранив при<text:line-break/># этом регистр букв («А» перейдет в «Б», «а» — в «б», «Б» — в «В», «я» — в «а» и т.<text:line-break/># д.). Букву «ё» в алфавите не учитывать («е» должна переходить в «ж»). Знаки<text:line-break/># препинания и пробелы не изменять.<text:line-break/>sentence = "Пример строки для шифрования"<text:line-break/>result = ''<text:line-break/><text:line-break/>for char in sentence:<text:line-break/> <text:s text:c="3"/>if char.isalpha():<text:line-break/><text:soft-page-break/> <text:s text:c="7"/>is_lower = char.islower()<text:line-break/> <text:s text:c="7"/>if char.lower() == 'е':<text:line-break/> <text:s text:c="11"/>result += 'ж' if is_lower else 'Ж'<text:line-break/> <text:s text:c="7"/>else:<text:line-break/> <text:s text:c="11"/>offset = 1<text:line-break/> <text:s text:c="11"/>encrypted_char = chr((ord(char) - ord('а') + offset) % 32 + ord('а')).upper() if not is_lower else chr((ord(char) - ord('а') + offset) % 32 + ord('а'))<text:line-break/> <text:s text:c="11"/>result += encrypted_char<text:line-break/> <text:s text:c="3"/>else:<text:line-break/> <text:s text:c="7"/>result += char<text:line-break/><text:line-break/>print("Зашифрованное предложение:", result)</text:p>
      <text:p text:style-name="Standard"/>
      <text:p text:style-name="P2">Протокол работы программы:</text:p>
      <text:p text:style-name="Standard">Зашифрованное предложение: Рсйнжс тусплй ема щйхспгбойа</text:p>
      <text:p text:style-name="Standard"/>
      <text:p text:style-name="P3">Вывод: <text:span text:style-name="T8">закрепи</text:span><text:span text:style-name="T11">ла</text:span><text:span text:style-name="T8"> усвоенные знания, понятия, алгоритмы, основные принципы составления программ, приобре</text:span><text:span text:style-name="T11">ла</text:span><text:span text:style-name="T8"> навыки составление программ со строками в IDE PyCharm Community </text:span><text:span text:style-name="T12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1T18:30:53.389419459</dc:date>
    <meta:editing-cycles>3</meta:editing-cycles>
    <meta:editing-duration>PT11M53S</meta:editing-duration>
    <meta:document-statistic meta:table-count="0" meta:image-count="0" meta:object-count="0" meta:page-count="2" meta:paragraph-count="18" meta:word-count="370" meta:character-count="2646" meta:non-whitespace-character-count="2119"/>
    <meta:user-defined meta:name="Поле 1"/>
    <meta:user-defined meta:name="Поле 2"/>
    <meta:user-defined meta:name="Поле 3"/>
    <meta:user-defined meta:name="Поле 4"/>
  </office:meta>
</office:document-meta>
</file>